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text:span><text:span text:style-name="T2"> </text:span><text:span text:style-name="T3">Quantification</text:span><text:span text:style-name="T4"> </text:span><text:span text:style-name="T5">of</text:span><text:span text:style-name="T6"> </text:span><text:span text:style-name="T7">Society.</text:span><text:span text:style-name="T8"> </text:span><text:span text:style-name="T9">A</text:span><text:span text:style-name="T10"> </text:span><text:span text:style-name="T11">Study</text:span><text:span text:style-name="T12"> </text:span><text:span text:style-name="T13">of</text:span><text:span text:style-name="T14"> </text:span><text:span text:style-name="T15">a</text:span><text:span text:style-name="T16"> </text:span><text:span text:style-name="T17">Swedish</text:span><text:span text:style-name="T18"> </text:span><text:span text:style-name="T19">Research</text:span><text:span text:style-name="T20"> </text:span><text:span text:style-name="T21">Institute</text:span><text:span text:style-name="T22"> </text:span><text:span text:style-name="T23">and</text:span><text:span text:style-name="T24"> </text:span><text:span text:style-name="T25">Survey-Based</text:span><text:span text:style-name="T26"> </text:span><text:span text:style-name="T27">Social</text:span><text:span text:style-name="T28"> </text:span><text:span text:style-name="T29">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30">Det</text:span><text:span text:style-name="T31"> </text:span><text:span text:style-name="T32">Nätpolitiska</text:span><text:span text:style-name="T33"> </text:span><text:span text:style-name="T34">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35">Valuation</text:span><text:span text:style-name="T36"> </text:span><text:span text:style-name="T37">Studies,</text:span><text:span text:style-name="T38"> </text:span><text:span text:style-name="T39">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40">PLoS</text:span><text:span text:style-name="T41"> </text:span><text:span text:style-name="T42">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43">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44">Human</text:span><text:span text:style-name="T45"> </text:span><text:span text:style-name="T46">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47">Ord</text:span><text:span text:style-name="T48"> </text:span><text:span text:style-name="T49">&amp;</text:span><text:span text:style-name="T50"> </text:span><text:span text:style-name="T51">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52">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53">Glänta</text:span> 2008(4) as "Smittontologi".</text:p>
        </text:list-item>
        <text:list-item>
          <text:p text:style-name="P10">Kullenberg, C. (2008) "Robotar och krig", <text:span text:style-name="T54">Ord</text:span><text:span text:style-name="T55"> </text:span><text:span text:style-name="T56">&amp;</text:span><text:span text:style-name="T57"> </text:span><text:span text:style-name="T58">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59">Internet</text:span><text:span text:style-name="T60"> </text:span><text:span text:style-name="T61">Research</text:span><text:span text:style-name="T62"> </text:span><text:span text:style-name="T63">Ethics</text:span><text:span text:style-name="T64"> </text:span><text:span text:style-name="T65">for</text:span><text:span text:style-name="T66"> </text:span><text:span text:style-name="T67">the</text:span><text:span text:style-name="T68"> </text:span><text:span text:style-name="T69">Social</text:span><text:span text:style-name="T70"> </text:span><text:span text:style-name="T71">Age:</text:span><text:span text:style-name="T72"> </text:span><text:span text:style-name="T73">New</text:span><text:span text:style-name="T74"> </text:span><text:span text:style-name="T75">Cases</text:span><text:span text:style-name="T76"> </text:span><text:span text:style-name="T77">and</text:span><text:span text:style-name="T78"> </text:span><text:span text:style-name="T79">Challenges</text:span>. Peter Lang.</text:p>
        </text:list-item>
        <text:list-item>
          <text:p text:style-name="P11">Kullenberg, C. (2011) "Sociology in the Making: Statistics as a Mediator between the Social sciences, Practice and the State", in Ann Rudinow Saetnan, Heidi Mork Lomell, Svein Hammer, <text:span text:style-name="T80">The</text:span><text:span text:style-name="T81"> </text:span><text:span text:style-name="T82">Mutual</text:span><text:span text:style-name="T83"> </text:span><text:span text:style-name="T84">Construction</text:span><text:span text:style-name="T85"> </text:span><text:span text:style-name="T86">of</text:span><text:span text:style-name="T87"> </text:span><text:span text:style-name="T88">Statistics</text:span><text:span text:style-name="T89"> </text:span><text:span text:style-name="T90">and</text:span><text:span text:style-name="T91"> </text:span><text:span text:style-name="T92">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93">Verkko</text:span><text:span text:style-name="T94"> </text:span><text:span text:style-name="T95">suljettu</text:span><text:span text:style-name="T96"> </text:span><text:span text:style-name="T97">–</text:span><text:span text:style-name="T98"> </text:span><text:span text:style-name="T99">Internet</text:span><text:span text:style-name="T100"> </text:span><text:span text:style-name="T101">ja</text:span><text:span text:style-name="T102"> </text:span><text:span text:style-name="T103">avoimuuden</text:span><text:span text:style-name="T104"> </text:span><text:span text:style-name="T105">rajat</text:span>, Helsinki: Into kustannus, ISBN 978-952-264-248-6.</text:p>
        </text:list-item>
        <text:list-item>
          <text:p text:style-name="P12">Kullenberg, C. (2013) "Resistance in hybrid networks: The case of Telecomix", in Bueti, Federica (ed.), <text:span text:style-name="T106">Move…</text:span><text:span text:style-name="T107"> </text:span><text:span text:style-name="T108">ment</text:span>, London: Book Works.</text:p>
        </text:list-item>
        <text:list-item>
          <text:p text:style-name="P12">Kullenberg, C. (2009) "Den panspektriska tidsålderns motståndsstrategier", in Lilja, Mona &amp; Vinthagen Stellan (eds) <text:span text:style-name="T109">Motstånd</text:span>, Malmö: Liber AB.</text:p>
        </text:list-item>
        <text:list-item>
          <text:p text:style-name="P12">Kullenberg, C. (2008) "Tre frågor om sociologins objektivitet och förhållande till naturvetenskaperna", in Hallberg, Margareta (eds), <text:span text:style-name="T110">Vi</text:span><text:span text:style-name="T111"> </text:span><text:span text:style-name="T112">vet</text:span><text:span text:style-name="T113"> </text:span><text:span text:style-name="T114">något</text:span><text:span text:style-name="T115"> </text:span><text:span text:style-name="T116">–</text:span><text:span text:style-name="T117"> </text:span><text:span text:style-name="T118">Festskrift</text:span><text:span text:style-name="T119"> </text:span><text:span text:style-name="T120">till</text:span><text:span text:style-name="T121"> </text:span><text:span text:style-name="T122">Jan</text:span><text:span text:style-name="T123"> </text:span><text:span text:style-name="T124">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25">Swedish</text:span><text:span text:style-name="T126"> </text:span><text:span text:style-name="T127">LifeWatch</text:span><text:span text:style-name="T128"> </text:span><text:span text:style-name="T129">–</text:span><text:span text:style-name="T130"> </text:span><text:span text:style-name="T131">a</text:span><text:span text:style-name="T132"> </text:span><text:span text:style-name="T133">national</text:span><text:span text:style-name="T134"> </text:span><text:span text:style-name="T135">e-infrastructure</text:span><text:span text:style-name="T136"> </text:span><text:span text:style-name="T137">for</text:span><text:span text:style-name="T138"> </text:span><text:span text:style-name="T139">biodiversity</text:span><text:span text:style-name="T140"> </text:span><text:span text:style-name="T141">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42">Tre</text:span><text:span text:style-name="T143"> </text:span><text:span text:style-name="T144">Klassiska</text:span><text:span text:style-name="T145"> </text:span><text:span text:style-name="T146">Texter</text:span><text:span text:style-name="T147"> </text:span><text:span text:style-name="T148">–</text:span><text:span text:style-name="T149"> </text:span><text:span text:style-name="T150">Émile</text:span><text:span text:style-name="T151"> </text:span><text:span text:style-name="T152">Durkheim,</text:span><text:span text:style-name="T153"> </text:span><text:span text:style-name="T154">Gabriel</text:span><text:span text:style-name="T155"> </text:span><text:span text:style-name="T156">Tarde,</text:span><text:span text:style-name="T157"> </text:span><text:span text:style-name="T158">Max</text:span><text:span text:style-name="T159"> </text:span><text:span text:style-name="T160">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61">Svenskans</text:span><text:span text:style-name="T162"> </text:span><text:span text:style-name="T163">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64">Citizen</text:span><text:span text:style-name="T165"> </text:span><text:span text:style-name="T166">Science</text:span><text:span text:style-name="T167"> </text:span><text:span text:style-name="T168">–</text:span><text:span text:style-name="T169"> </text:span><text:span text:style-name="T170">Innovation</text:span><text:span text:style-name="T171"> </text:span><text:span text:style-name="T172">in</text:span><text:span text:style-name="T173"> </text:span><text:span text:style-name="T174">Open</text:span><text:span text:style-name="T175"> </text:span><text:span text:style-name="T176">Science,</text:span><text:span text:style-name="T177"> </text:span><text:span text:style-name="T178">Society</text:span><text:span text:style-name="T179"> </text:span><text:span text:style-name="T180">and</text:span><text:span text:style-name="T181"> </text:span><text:span text:style-name="T182">Policy</text:span>, 19–21 May 2016, Berlin, 26-27.</text:p>
        </text:list-item>
        <text:list-item>
          <text:p text:style-name="P16">Nelhans, G. ; Kullenberg, C. (2016) "Happiness as a Valuation of Nations: From Margin to Indicator". <text:span text:style-name="T183">4S/EASST</text:span><text:span text:style-name="T184"> </text:span><text:span text:style-name="T185">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86">Exploring</text:span><text:span text:style-name="T187"> </text:span><text:span text:style-name="T188">the</text:span><text:span text:style-name="T189"> </text:span><text:span text:style-name="T190">Material</text:span><text:span text:style-name="T191"> </text:span><text:span text:style-name="T192">Conditions</text:span><text:span text:style-name="T193"> </text:span><text:span text:style-name="T194">of</text:span><text:span text:style-name="T195"> </text:span><text:span text:style-name="T196">Learning:</text:span><text:span text:style-name="T197"> </text:span><text:span text:style-name="T198">The</text:span><text:span text:style-name="T199"> </text:span><text:span text:style-name="T200">Computer</text:span><text:span text:style-name="T201"> </text:span><text:span text:style-name="T202">Supported</text:span><text:span text:style-name="T203"> </text:span><text:span text:style-name="T204">Collaborative</text:span><text:span text:style-name="T205"> </text:span><text:span text:style-name="T206">Learning</text:span><text:span text:style-name="T207"> </text:span><text:span text:style-name="T208">(CSCL)</text:span><text:span text:style-name="T209"> </text:span><text:span text:style-name="T210">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211">Society</text:span><text:span text:style-name="T212"> </text:span><text:span text:style-name="T213">for</text:span><text:span text:style-name="T214"> </text:span><text:span text:style-name="T215">Social</text:span><text:span text:style-name="T216"> </text:span><text:span text:style-name="T217">Studies</text:span><text:span text:style-name="T218"> </text:span><text:span text:style-name="T219">of</text:span><text:span text:style-name="T220"> </text:span><text:span text:style-name="T221">Science</text:span><text:span text:style-name="T222"> </text:span><text:span text:style-name="T223">2015</text:span><text:span text:style-name="T224"> </text:span><text:span text:style-name="T225">Annual</text:span><text:span text:style-name="T226"> </text:span><text:span text:style-name="T227">Meeting</text:span>, November 11-14 Denver, Colorado.</text:p>
        </text:list-item>
        <text:list-item>
          <text:p text:style-name="P16">Kullenberg, C. (2008) "The Panspectrocist Abstract Machine 1. Machinic Phyla, Territorialities and Social Diagrams". <text:span text:style-name="T228">The</text:span><text:span text:style-name="T229"> </text:span><text:span text:style-name="T230">First</text:span><text:span text:style-name="T231"> </text:span><text:span text:style-name="T232">International</text:span><text:span text:style-name="T233"> </text:span><text:span text:style-name="T234">Deleuze</text:span><text:span text:style-name="T235"> </text:span><text:span text:style-name="T236">Studies</text:span><text:span text:style-name="T237"> </text:span><text:span text:style-name="T238">Conference</text:span>, 1 Monday: 11/08/08.</text:p>
        </text:list-item>
        <text:list-item>
          <text:p text:style-name="P16">Kullenberg, C. (2008) "The Objects and Objections of the Social Sciences – The Re-discovery of Epistemic Practice as a Tool for Enhancing Public Participation". <text:span text:style-name="T239">Ironists,</text:span><text:span text:style-name="T240"> </text:span><text:span text:style-name="T241">Reformers</text:span><text:span text:style-name="T242"> </text:span><text:span text:style-name="T243">or</text:span><text:span text:style-name="T244"> </text:span><text:span text:style-name="T245">Rebels?</text:span><text:span text:style-name="T246"> </text:span><text:span text:style-name="T247">The</text:span><text:span text:style-name="T248"> </text:span><text:span text:style-name="T249">Role</text:span><text:span text:style-name="T250"> </text:span><text:span text:style-name="T251">of</text:span><text:span text:style-name="T252"> </text:span><text:span text:style-name="T253">the</text:span><text:span text:style-name="T254"> </text:span><text:span text:style-name="T255">Social</text:span><text:span text:style-name="T256"> </text:span><text:span text:style-name="T257">Sciences</text:span><text:span text:style-name="T258"> </text:span><text:span text:style-name="T259">in</text:span><text:span text:style-name="T260"> </text:span><text:span text:style-name="T261">Participatory</text:span><text:span text:style-name="T262"> </text:span><text:span text:style-name="T263">Policy</text:span><text:span text:style-name="T264"> </text:span><text:span text:style-name="T265">Making</text:span>, June 26-27th 2008 at Collegium Helveticum, UZH/ETH Zürich, Switzerland.</text:p>
        </text:list-item>
        <text:list-item>
          <text:p text:style-name="P16">Kullenberg, C. (2008) "From State Sociology to Centres of Calculation: the Swedish case". <text:span text:style-name="T266">Acting</text:span><text:span text:style-name="T267"> </text:span><text:span text:style-name="T268">with</text:span><text:span text:style-name="T269"> </text:span><text:span text:style-name="T270">Science,</text:span><text:span text:style-name="T271"> </text:span><text:span text:style-name="T272">Technology</text:span><text:span text:style-name="T273"> </text:span><text:span text:style-name="T274">and</text:span><text:span text:style-name="T275"> </text:span><text:span text:style-name="T276">Medicine</text:span><text:span text:style-name="T277"> </text:span><text:span text:style-name="T278">4S-EASST</text:span><text:span text:style-name="T279"> </text:span><text:span text:style-name="T280">2008</text:span><text:span text:style-name="T281"> </text:span><text:span text:style-name="T282">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283">SvD</text:span><text:span text:style-name="T284"> </text:span><text:span text:style-name="T285">Under</text:span><text:span text:style-name="T286"> </text:span><text:span text:style-name="T287">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288">SvD</text:span><text:span text:style-name="T289"> </text:span><text:span text:style-name="T290">Under</text:span><text:span text:style-name="T291"> </text:span><text:span text:style-name="T292">Strecket</text:span>, 26 Juli, 2014.</text:p>
        </text:list-item>
        <text:list-item>
          <text:p text:style-name="P18">Kullenberg, C. (2011) <text:a xlink:type="simple" xlink:href="http://www.fria.nu/artikel/88431" office:name=""><text:span text:style-name="Definition">"Internet nära oss"</text:span></text:a>, <text:span text:style-name="T293">Fria</text:span><text:span text:style-name="T294"> </text:span><text:span text:style-name="T295">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296">Monad</text:span>, No. 2 (2017).</text:p>
        </text:list-item>
        <text:list-item>
          <text:p text:style-name="P20">Kullenberg, C. (2016) "Alla kan forska 1. Vad är medborgarvetenskap och hur skiljer den sig från vanlig vetenskap", <text:span text:style-name="T297">Modern</text:span><text:span text:style-name="T298"> </text:span><text:span text:style-name="T299">filosofi</text:span>, 2016(3), 68-69.</text:p>
        </text:list-item>
        <text:list-item>
          <text:p text:style-name="P20">Kullenberg, C. (2013) "Nätets Geopolitik", in <text:span text:style-name="T300">Det</text:span><text:span text:style-name="T301"> </text:span><text:span text:style-name="T302">är</text:span><text:span text:style-name="T303"> </text:span><text:span text:style-name="T304">vår</text:span><text:span text:style-name="T305"> </text:span><text:span text:style-name="T306">värld</text:span><text:span text:style-name="T307"> </text:span><text:span text:style-name="T308">–</text:span><text:span text:style-name="T309"> </text:span><text:span text:style-name="T310">tio</text:span><text:span text:style-name="T311"> </text:span><text:span text:style-name="T312">unga</text:span><text:span text:style-name="T313"> </text:span><text:span text:style-name="T314">röster</text:span><text:span text:style-name="T315"> </text:span><text:span text:style-name="T316">om</text:span><text:span text:style-name="T317"> </text:span><text:span text:style-name="T318">global</text:span><text:span text:style-name="T319"> </text:span><text:span text:style-name="T320">solidaritet</text:span>, Stockholm: A-smedjan.</text:p>
        </text:list-item>
        <text:list-item>
          <text:p text:style-name="P20">Kullenberg, C. (2010) "Teknik är samhället gjort hållbart… eller?", in Tovhult Klara (eds) <text:span text:style-name="T321">Kunskap,</text:span><text:span text:style-name="T322"> </text:span><text:span text:style-name="T323">kommunikation,</text:span><text:span text:style-name="T324"> </text:span><text:span text:style-name="T325">kontroll</text:span><text:span text:style-name="T326"> </text:span><text:span text:style-name="T327">–</text:span><text:span text:style-name="T328"> </text:span><text:span text:style-name="T329">Drömmar</text:span><text:span text:style-name="T330"> </text:span><text:span text:style-name="T331">och</text:span><text:span text:style-name="T332"> </text:span><text:span text:style-name="T333">farhågor</text:span><text:span text:style-name="T334"> </text:span><text:span text:style-name="T335">i</text:span><text:span text:style-name="T336"> </text:span><text:span text:style-name="T337">informationssamhället</text:span>, Stockholm: Sharing is Caring Förlag.</text:p>
        </text:list-item>
      </text:list>
      <text:h text:style-name="Heading_20_4" text:outline-level="4">Collections</text:h>
      <text:list text:style-name="L21">
        <text:list-item>
          <text:p text:style-name="P21">Kullenberg, C. , &amp; Lehne, J. (2009) <text:span text:style-name="T338">Resistance</text:span><text:span text:style-name="T339"> </text:span><text:span text:style-name="T340">Studies</text:span><text:span text:style-name="T341"> </text:span><text:span text:style-name="T342">Reader</text:span><text:span text:style-name="T343"> </text:span><text:span text:style-name="T344">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345">Journal</text:span><text:span text:style-name="T346"> </text:span><text:span text:style-name="T347">of</text:span><text:span text:style-name="T348"> </text:span><text:span text:style-name="T349">Resistance</text:span><text:span text:style-name="T350"> </text:span><text:span text:style-name="T351">Studies</text:span> (2017)</text:p>
        </text:list-item>
        <text:list-item>
          <text:p text:style-name="P26"><text:span text:style-name="T352">Cities</text:span> (2017)</text:p>
        </text:list-item>
        <text:list-item>
          <text:p text:style-name="P26"><text:span text:style-name="T353">Lychnos</text:span> (2017)</text:p>
        </text:list-item>
        <text:list-item>
          <text:p text:style-name="P26"><text:span text:style-name="T354">PLOS</text:span><text:span text:style-name="T355"> </text:span><text:span text:style-name="T356">ONE</text:span> (2016)</text:p>
        </text:list-item>
        <text:list-item>
          <text:p text:style-name="P26"><text:span text:style-name="T357">Nordic</text:span><text:span text:style-name="T358"> </text:span><text:span text:style-name="T359">Journal</text:span><text:span text:style-name="T360"> </text:span><text:span text:style-name="T361">of</text:span><text:span text:style-name="T362"> </text:span><text:span text:style-name="T363">Science</text:span><text:span text:style-name="T364"> </text:span><text:span text:style-name="T365">and</text:span><text:span text:style-name="T366"> </text:span><text:span text:style-name="T367">Technology</text:span><text:span text:style-name="T368"> </text:span><text:span text:style-name="T369">Studies</text:span> (2016)</text:p>
        </text:list-item>
        <text:list-item>
          <text:p text:style-name="P26"><text:span text:style-name="T370">Journal</text:span><text:span text:style-name="T371"> </text:span><text:span text:style-name="T372">of</text:span><text:span text:style-name="T373"> </text:span><text:span text:style-name="T374">the</text:span><text:span text:style-name="T375"> </text:span><text:span text:style-name="T376">Royal</text:span><text:span text:style-name="T377"> </text:span><text:span text:style-name="T378">Society</text:span><text:span text:style-name="T379"> </text:span><text:span text:style-name="T380">of</text:span><text:span text:style-name="T381"> </text:span><text:span text:style-name="T382">New</text:span><text:span text:style-name="T383"> </text:span><text:span text:style-name="T384">Zealand</text:span> (2015)</text:p>
        </text:list-item>
        <text:list-item>
          <text:p text:style-name="P26"><text:span text:style-name="T385">Higher</text:span><text:span text:style-name="T386"> </text:span><text:span text:style-name="T387">Education</text:span> (2015)</text:p>
        </text:list-item>
        <text:list-item>
          <text:p text:style-name="P26"><text:span text:style-name="T388">Organization</text:span><text:span text:style-name="T389"> </text:span><text:span text:style-name="T390">Studies</text:span> (2015)</text:p>
        </text:list-item>
        <text:list-item>
          <text:p text:style-name="P26"><text:span text:style-name="T391">Journal</text:span><text:span text:style-name="T392"> </text:span><text:span text:style-name="T393">of</text:span><text:span text:style-name="T394"> </text:span><text:span text:style-name="T395">Resistance</text:span><text:span text:style-name="T396"> </text:span><text:span text:style-name="T397">Studies</text:span> (2015)</text:p>
        </text:list-item>
        <text:list-item>
          <text:p text:style-name="P26"><text:span text:style-name="T398">Journal</text:span><text:span text:style-name="T399"> </text:span><text:span text:style-name="T400">of</text:span><text:span text:style-name="T401"> </text:span><text:span text:style-name="T402">Resistance</text:span><text:span text:style-name="T403"> </text:span><text:span text:style-name="T404">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8">
        <text:list-item>
          <text:p text:style-name="P38">Emma Håkansson (2018) "Att kommunicera strategiskt - En kvalitativ studie av strategisk kommunikation i tolv svenska kommuner", University of Borås.</text:p>
        </text:list-item>
        <text:list-item>
          <text:p text:style-name="P38">Emma Lidell (2018) "The United Nations and the Sustainable Development Goals - The importance of communicating sustainability", University of Borås.</text:p>
        </text:list-item>
        <text:list-item>
          <text:p text:style-name="P38">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39">
        <text:list-item>
          <text:p text:style-name="P39">Viktoria Lagerkvist (2018) "Samspel eller kamp? En kritisk analys av bibliotekschefers strategiska kommunikation i den kommunala politiska verkligheten", Magisteruppsats, University of Borås.</text:p>
        </text:list-item>
        <text:list-item>
          <text:p text:style-name="P39">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0">
        <text:list-item>
          <text:p text:style-name="P40">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1">
        <text:list-item>
          <text:p text:style-name="P41">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2">
        <text:list-item>
          <text:p text:style-name="P4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2">(2016), Guest lecture "Citizen Science and Biodiversity Research", BioEnv higher education, Department of Biological and Environmental Sciences, University of Gothenburg.</text:p>
        </text:list-item>
        <text:list-item>
          <text:p text:style-name="P42">(2012), Guest lecture, "Net politics, process philosophy and Deleuze", Theories of Practical Knowing, HDK/Högskolan för Design och Konsthantverk, Göteborg.</text:p>
        </text:list-item>
        <text:list-item>
          <text:p text:style-name="P42">(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3">
        <text:list-item>
          <text:p text:style-name="P4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4">
        <text:list-item>
          <text:p text:style-name="P44"><text:a xlink:type="simple" xlink:href="http://files.christopherkullenberg.se/studierektoronline.pdf" office:name=""><text:span text:style-name="Definition">Study Administrator (Studierektor), Spring semester 2014</text:span></text:a>.</text:p>
        </text:list-item>
        <text:list-item>
          <text:p text:style-name="P44"><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